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3e8" officeooo:paragraph-rsid="001c03e8"/>
    </style:style>
    <style:style style:name="P2" style:family="paragraph" style:parent-style-name="Standard">
      <style:text-properties officeooo:rsid="001c03e8" officeooo:paragraph-rsid="001dd7a6"/>
    </style:style>
    <style:style style:name="T1" style:family="text">
      <style:text-properties officeooo:rsid="001c03e8"/>
    </style:style>
    <style:style style:name="T2" style:family="text">
      <style:text-properties officeooo:rsid="001dd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Journal de Dev</text:span></text:p>
      <text:p text:style-name="Standard"/>
      <text:p text:style-name="P1">Gambey </text:p>
      <text:p text:style-name="P1">Noa</text:p>
      <text:p text:style-name="P1"/>
      <text:p text:style-name="P1"/>
      <text:p text:style-name="P2">06/03/2023 : </text:p>
      <text:p text:style-name="P2"><text:tab/>Aujourd’hui link d’API et mise en place de fonction de Parse</text:p>
      <text:p text:style-name="P2"><text:tab/><text:span text:style-name="T2">Mise en Place de la structure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5:20:01.476000000</meta:creation-date>
    <dc:date>2023-03-06T17:20:56.076000000</dc:date>
    <meta:editing-duration>PT2H56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6" meta:word-count="24" meta:character-count="134" meta:non-whitespace-character-count="106"/>
  </office:meta>
</office:document-meta>
</file>